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officeooo:rsid="001d8b89" officeooo:paragraph-rsid="0002e406" style:font-size-asian="15pt" style:font-weight-asian="normal" style:font-size-complex="15pt" style:font-weight-complex="normal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text-transform="uppercase" fo:color="#8b1d59" style:font-name="Verdana" fo:font-size="9pt" fo:font-style="normal" fo:font-weight="bold"/>
    </style:style>
    <style:style style:name="T2" style:family="text">
      <style:text-properties officeooo:rsid="0017c725"/>
    </style:style>
    <style:style style:name="T3" style:family="text">
      <style:text-properties style:text-position="super 58%" officeooo:rsid="0017c72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23-02-08T16:18:21.543357339">08/02/23</text:date></text:p>
      <text:p text:style-name="P1"/>
      <text:h text:style-name="P7" text:outline-level="1"><text:text-input text:description="&lt;o.partner_id.fullname&gt;">Fullname</text:text-input></text:h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6">Cabinet <text:span text:style-name="T2">Galerie Port Plaisance<text:line-break/>1</text:span><text:span text:style-name="T3">er</text:span><text:span text:style-name="T2"> étage à droite en sortant de l’ascenseur.</text:span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 table:style-name="TableLine94249670093264">
          <table:table-cell table:style-name="Table2.A1" office:value-type="string">
            <text:p text:style-name="Table_20_Contents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 table:style-name="TableLine94249665727536">
          <table:table-cell table:style-name="Table2.A1" office:value-type="string">
            <text:p text:style-name="Table_20_Contents"><text:span text:style-name="T1">RÉFÉRENCE(S) OFFICIELLE(S):    </text:span>Rectificatif AMM française 28/03/2011</text:p>
          </table:table-cell>
        </table:table-row>
      </table:table>
      <text:p text:style-name="P2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2">RÉFÉRENCE(S) OFFICIELLE(S): <text:s text:c="3"/>Rectificatif AMM française 09/02/201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66in" fo:margin-bottom="0.2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3-02-08T16:18:21.481612337</dc:date>
    <meta:editing-duration>P1DT7H8M14S</meta:editing-duration>
    <meta:editing-cycles>184</meta:editing-cycles>
    <meta:document-statistic meta:table-count="1" meta:image-count="0" meta:object-count="0" meta:page-count="1" meta:paragraph-count="13" meta:word-count="170" meta:character-count="1111" meta:non-whitespace-character-count="962"/>
  </office:meta>
</office:document-meta>
</file>